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35C389789C2FBF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77cm, 7.005cm, 27.552cm, 6.22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762cm" svg:height="19.9cm" svg:x="0.528cm" svg:y="0.591cm">
          <draw:image xlink:href="Pictures/10000000000005E8000007E0A35C389789C2FBF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1T07:54:52.623734322</dc:date>
    <meta:editing-duration>PT3M37S</meta:editing-duration>
    <meta:editing-cycles>5</meta:editing-cycles>
    <meta:generator>LibreOffice/7.4.1.2$MacOSX_AARCH64 LibreOffice_project/3c58a8f3a960df8bc8fd77b461821e42c061c5f0</meta:generator>
    <meta:document-statistic meta:object-count="1"/>
  </office:meta>
</office:document-meta>
</file>